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1c1530" officeooo:paragraph-rsid="001c1530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text-properties fo:font-size="12pt" fo:font-weight="normal" officeooo:rsid="001c1530" officeooo:paragraph-rsid="001c153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1530" officeooo:paragraph-rsid="001c153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1d0ed1" officeooo:paragraph-rsid="001d0ed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d0ed1" officeooo:paragraph-rsid="001d0ed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e10e5" officeooo:paragraph-rsid="001e10e5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Drill 2</text:p>
      <text:p text:style-name="P1"/>
      <text:list xml:id="list597237322" text:style-name="L1">
        <text:list-item>
          <text:p text:style-name="P2">mkdir drill2</text:p>
        </text:list-item>
        <text:list-item>
          <text:p text:style-name="P2">cd drill2</text:p>
        </text:list-item>
        <text:list-item>
          <text:p text:style-name="P2">touch harry.txt</text:p>
        </text:list-item>
        <text:list-item>
          <text:p text:style-name="P2">cat &gt; harry.txt</text:p>
        </text:list-item>
        <text:list-item>
          <text:p text:style-name="P2">head -3 harry.txt</text:p>
        </text:list-item>
        <text:list-item>
          <text:p text:style-name="P2">tail -10 harry.txt</text:p>
        </text:list-item>
        <text:list-item>
          <text:p text:style-name="P2">grep -o -i Harry harry.txt | wc -l</text:p>
        </text:list-item>
        <text:list-item>
          <text:p text:style-name="P2">grep -o -i Ron harry.txt | wc -l</text:p>
        </text:list-item>
        <text:list-item>
          <text:p text:style-name="P2">grep -o -i Herminone harry.txt | wc -l</text:p>
        </text:list-item>
        <text:list-item>
          <text:p text:style-name="P2">grep -o -i Dumbledore harry.txt | wc -l</text:p>
        </text:list-item>
        <text:list-item>
          <text:p text:style-name="P2">tail -n +100 harry.txt |head -n 201 &gt;linesfiles.txt</text:p>
        </text:list-item>
        <text:list-item>
          <text:p text:style-name="P2">cat linesfiles.txt</text:p>
        </text:list-item>
        <text:list-item>
          <text:p text:style-name="P2">sort -u harry.txt | wc -l</text:p>
        </text:list-item>
      </text:list>
      <text:p text:style-name="P3"/>
      <text:p text:style-name="P3"/>
      <text:list xml:id="list21150911098932" text:continue-numbering="true" text:style-name="L1">
        <text:list-item>
          <text:p text:style-name="P4">sudo apt update</text:p>
        </text:list-item>
        <text:list-item>
          <text:p text:style-name="P4">sudo apt install htop</text:p>
        </text:list-item>
        <text:list-item>
          <text:p text:style-name="P4">sudo apt install vim</text:p>
        </text:list-item>
        <text:list-item>
          <text:p text:style-name="P4">sudo apt install nginx</text:p>
        </text:list-item>
        <text:list-item>
          <text:p text:style-name="P4">sudo apt remove nginx</text:p>
        </text:list-item>
      </text:list>
      <text:p text:style-name="P5"/>
      <text:list xml:id="list21150854495265" text:continue-numbering="true" text:style-name="L1">
        <text:list-item>
          <text:p text:style-name="P6">hostname -I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01:31:30.679829065</meta:creation-date>
    <dc:date>2022-11-03T02:11:48.515499217</dc:date>
    <meta:editing-duration>PT9M46S</meta:editing-duration>
    <meta:editing-cycles>1</meta:editing-cycles>
    <meta:document-statistic meta:table-count="0" meta:image-count="0" meta:object-count="0" meta:page-count="1" meta:paragraph-count="21" meta:word-count="107" meta:character-count="469" meta:non-whitespace-character-count="402"/>
    <meta:generator>LibreOffice/7.3.6.2$Linux_X86_64 LibreOffice_project/30$Build-2</meta:generator>
  </office:meta>
</office:document-meta>
</file>